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style:text-underline-style="solid" style:text-underline-width="auto" style:text-underline-color="font-color" fo:font-weight="bold" style:font-weight-asian="bold" style:font-weight-complex="bold"/>
    </style:style>
    <style:style style:name="P3" style:family="paragraph" style:parent-style-name="Standard">
      <style:paragraph-properties fo:text-align="justify" style:justify-single-word="false"/>
      <style:text-properties fo:font-weight="bold" style:font-weight-asian="bold" style:font-weight-complex="bold"/>
    </style:style>
    <style:style style:name="P4" style:family="paragraph" style:parent-style-name="Standard">
      <style:paragraph-properties fo:text-align="justify" style:justify-single-word="false"/>
      <style:text-properties fo:font-weight="normal" style:font-weight-asian="normal" style:font-weight-complex="normal"/>
    </style:style>
    <style:style style:name="P5" style:family="paragraph" style:parent-style-name="Standard">
      <style:paragraph-properties fo:text-align="justify" style:justify-single-word="false" fo:break-before="page"/>
      <style:text-properties fo:font-weight="normal" style:font-weight-asian="normal" style:font-weight-complex="normal"/>
    </style:style>
    <style:style style:name="P6" style:family="paragraph" style:parent-style-name="Standard">
      <style:paragraph-properties fo:text-align="justify" style:justify-single-word="false"/>
      <style:text-properties fo:font-weight="normal" style:font-weight-asian="normal" style:font-weight-complex="normal"/>
    </style:style>
    <style:style style:name="P7" style:family="paragraph" style:parent-style-name="Standard" style:list-style-name="L2">
      <style:paragraph-properties fo:text-align="justify" style:justify-single-word="false"/>
      <style:text-properties fo:font-weight="normal" style:font-weight-asian="normal" style:font-weight-complex="normal"/>
    </style:style>
    <style:style style:name="P8" style:family="paragraph" style:parent-style-name="Standard" style:list-style-name="L3">
      <style:paragraph-properties fo:text-align="justify" style:justify-single-word="false"/>
      <style:text-properties fo:font-weight="normal" style:font-weight-asian="normal" style:font-weight-complex="normal"/>
    </style:style>
    <style:style style:name="P9" style:family="paragraph" style:parent-style-name="Standard">
      <style:paragraph-properties fo:text-align="justify" style:justify-single-word="false"/>
      <style:text-properties fo:font-weight="bold" style:font-weight-asian="bold" style:font-weight-complex="bold"/>
    </style:style>
    <style:style style:name="P10" style:family="paragraph" style:parent-style-name="Standard" style:list-style-name="L1">
      <style:paragraph-properties fo:text-align="justify" style:justify-single-word="false"/>
      <style:text-properties fo:font-weight="bold" style:font-weight-asian="bold" style:font-weight-complex="bold"/>
    </style:style>
    <style:style style:name="P11" style:family="paragraph" style:parent-style-name="Standard">
      <style:paragraph-properties fo:text-align="justify" style:justify-single-word="false" fo:break-before="page"/>
      <style:text-properties fo:font-weight="bold" style:font-weight-asian="bold" style:font-weight-complex="bold"/>
    </style:style>
    <style:style style:name="T1" style:family="text">
      <style:text-properties style:text-underline-style="none"/>
    </style:style>
    <style:style style:name="T2" style:family="text">
      <style:text-properties fo:font-weight="bold" style:font-weight-asian="bold" style:font-weight-complex="bold"/>
    </style:style>
    <style:style style:name="T3" style:family="text">
      <style:text-properties style:text-underline-style="solid" style:text-underline-width="auto" style:text-underline-color="font-color"/>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PROYECT TIME </text:p>
      <text:p text:style-name="P1"/>
      <text:p text:style-name="P3">Resumen:</text:p>
      <text:p text:style-name="P1"/>
      <text:p text:style-name="P1"><text:tab/>Proyect Time (nombre obviamente provisional) es un juego d disparos que mezcla acción y aventura. Como referencias se han utilizado dos juegos principalmente: Hot Line Miami por su sistema de disparos y la rapidez de su control, y la saga Zelda (los originales, no las mierdas q han salido desde Ocarina of <text:s/>Time). La idea principal es que se pueda jugar de forma cooperativa, siendo uno el personaje principal y otro su acompañanate.</text:p>
      <text:p text:style-name="P1"/>
      <text:p text:style-name="P1"><text:tab/>Por otro lado tendrá una mecánica de Defensa de la Zona, muy parecida a la de Ac:Revelations (<text:a xlink:type="simple" xlink:href="https://www.youtube.com/watch?v=8cPuJi6gTFQ" text:style-name="Internet_20_link" text:visited-style-name="Visited_20_Internet_20_Link">https://www.youtube.com/watch?v=8cPuJi6gTFQ</text:a> ). Para ello, durante la aventura podremos ir obteniendo nuevos personajes con diferentes stats y habilidades y subirlos de nivel para poder afrontar este juego. <text:s/>Una vez comenzadas las oleadas de enemigos en este tipo de Tower Defense, el jugador tendrá libertad absoluta para moverse y participar en la defensa como si se tratase del juego principal, muy en el estilo de la mecánica de estrategia de Brutal Legend ( <text:a xlink:type="simple" xlink:href="https://www.youtube.com/watch?v=ONqbpfpvv6Y" text:style-name="Internet_20_link" text:visited-style-name="Visited_20_Internet_20_Link"><text:span text:style-name="T1">https://www.youtube.com/watch?v=ONqbpfpvv6Y</text:span></text:a> ) . <text:s/></text:p>
      <text:p text:style-name="P1"/>
      <text:p text:style-name="P1"><text:tab/>La camara será vertical y con perspectiva (aquí se diferencia de la ortográfica de HLM) y seguirá al jugador durante la mayoría del tiempo excepto en situaciones especiales, salas de bosses, …</text:p>
      <text:p text:style-name="P1"/>
      <text:p text:style-name="P1"><text:tab/>El jugador podrá moverse en dos dimensiones (ver prototipo), disparar, usar objetos y usar poderes. <text:s/>Durante el juego podrá conseguir diferentes armas y cambiar entre ellas. Cada jugador tendrá diferentes poderes especiales como puede ser parar el tiempo para marcar x enemigos y que les dispare de forma espectacular (quedaba muy guapo en un Call of Juarez, creo q el 2 y en el Batman Arkham Knight), hacerse invulnerable, poseer enemigos, … Una de las cosas q me molaría es que estos poderes no puedan utilizarse mas que un número muy reducido de veces, pero que sean decisivos.</text:p>
      <text:p text:style-name="P1"/>
      <text:p text:style-name="P1"><text:tab/>El juego principal seguirá una secuencia lineal de encontrar bloqueo, obtener solución, levantar bloqueo (puede ser un arma, llave, personaje, …), como todos los Zeldas. Con zonas de bosses, y enemigos q respawnean. Por otro lado habrá ciertos objetivos y misiones secundarias que nos darán más experiencia (para subir de nivel armas y poderes), y subiran de nivel a los personajes secundarios que usaremos para el juego de estrategia. Las zonas de enemigos se podrán superar a lo loco disparando rapidamente o intentando desarrollar una estrategia más sigilosa.</text:p>
      <text:p text:style-name="P1"/>
      <text:p text:style-name="P1"><text:tab/>Sería guapo meter algún tipo de puzzle muy simple (Zelda) que no rompiese con la mecánica principal de acción.</text:p>
      <text:p text:style-name="P1"/>
      <text:p text:style-name="P1"><text:tab/>Obviamente durante el juego podrás hablar con personajes y me gustaría poder crear un sistema de causa/consecuancia de las conversaciones como en los juegos de telltale o mass efect. Es decir, que si tu le dices alguna movida a un tio, aceptas un personaje, o tomas un camino concreto, eso te cierre o abra otras posibles opciones.</text:p>
      <text:p text:style-name="P1"/>
      <text:p text:style-name="P1"><text:tab/> </text:p>
      <text:p text:style-name="P11">Mecánicas:</text:p>
      <text:list xml:id="list8224531320200493559" text:style-name="L1">
        <text:list-item>
          <text:list>
            <text:list-item>
              <text:p text:style-name="P10">Disparos:</text:p>
            </text:list-item>
          </text:list>
        </text:list-item>
      </text:list>
      <text:p text:style-name="P4"><text:tab/>Esta será la mecánica principal del juego. El protagonista se moverá con el stick izdo del mando (o WASD). Con el stick derecho controlará la cámara (raton). El protagonista se orientará automáticamente hacia el frente de la cámara.</text:p>
      <text:p text:style-name="P4"><text:tab/></text:p>
      <text:p text:style-name="P4"><text:tab/>El protagonista podrá disparar pulsando un botón. El tipo de disparo dependerá del tipo de arma seleccionada. Subiendo de nivel al personaje se podrán modificar las armas y subir sus características de forma muy similar a lo visto en los juegos de la saga Devil May Cry.</text:p>
      <text:p text:style-name="P4"/>
      <text:p text:style-name="P4"><text:tab/>Cuando un enemigo se acerque demasiado al personaje y este pulse el botón de disparo realizara un ataque corto (navajazo/culatazo) muy potente pero de muy corto alcance.</text:p>
      <text:p text:style-name="P4"/>
      <text:list xml:id="list211478076881010164" text:style-name="L2">
        <text:list-item>
          <text:list>
            <text:list-item>
              <text:p text:style-name="P7"><text:span text:style-name="T2">Estrategia:</text:span></text:p>
            </text:list-item>
          </text:list>
        </text:list-item>
      </text:list>
      <text:p text:style-name="P4"><text:span text:style-name="T2"><text:tab/></text:span>Durante el juego tendremos varios momentos en los que tendremos que defender una zona de varias oleadas de enemigos. Para ello contaremos con la ayuda de algunos de los compañeros que hayamos reclutado a lo largo de la aventura.</text:p>
      <text:p text:style-name="P4"><text:tab/>Antes del comienzo de las oleadas el jugador podrá determinar quienes de sus compañeros se colocaran en que puestos de defensa. Una vez determinadas estas posiciones comenzarán las oleadas. El jugador no podrá cambiar estas posiciones durante el juego.</text:p>
      <text:p text:style-name="P4"><text:tab/>Realizando misiones secundarias se podrán mejorar los atributos de los compañeros para que realizen mejor su trabajo. Puede que algunas de estas misiones bloqueen otras por lo que cada jugador avanzará de forma diferente durante la historia.</text:p>
      <text:p text:style-name="P4"><text:tab/>Mientras esten viniendo las oleadas de enemigos, el jugador podrá moverse con total libertad para ayudar a unos u otros compañeros.</text:p>
      <text:p text:style-name="P4"/>
      <text:list xml:id="list2817906723567299734" text:style-name="L3">
        <text:list-item>
          <text:list>
            <text:list-item>
              <text:p text:style-name="P8"><text:span text:style-name="T2">Conversaciones :</text:span></text:p>
            </text:list-item>
          </text:list>
        </text:list-item>
      </text:list>
      <text:p text:style-name="P4"><text:span text:style-name="T2"><text:tab/></text:span>A lo largo de la aventura, el jugador tendrá que participar en conversaciones. La forma de actuar en estas converaciones será similar a la vista en los juegos de Telltale. El jugador dispondrá de 2 a 4 opciones de respuesta que, en algunos casos, determinaran ciertos aspectos de la aventura, abriendo o cerrando caminos, desbloqueando misiones, … </text:p>
      <text:p text:style-name="P4"><text:tab/>Con esto, aunque requiera una organización muy detallada, conseguiremos que cada jugador tenga una experiencia diferente con el juego y aseguramos una posible rejugabilidad.</text:p>
      <text:p text:style-name="P1"/>
      <text:p text:style-name="P3">Historia : </text:p>
      <text:p text:style-name="P3"/>
      <text:p text:style-name="P4"><text:tab/>La historia esta sin pensar, eso que quede claro. Tenemos varias ideas pensadas, pero una vez q veamos que las mecánicas funcionan y que el juego es factible, hay un estilo gráfico, … nos metemos con todo eso. Creo que es la forma correcta de proceder, porque una historia es facil de adaptar a una mecánica, si se hace al revés ya sabemos todos lo q pasa.</text:p>
      <text:p text:style-name="P4"/>
      <text:p text:style-name="P4"><text:tab/>Queremos meter momentos en los que se viaje a diferentes épocas, ya sea a traves de revivir historias de antepasados (como en assassins creed) o viajando en el tiempo. Molaria poder revisitar la misma zona pero en epocas diferentes (como en ocarina of time). Esto le daria frescura, libertad y es algo q mola, además de darnos la opcion de cntrolar otros personajes en momentos puntuales.</text:p>
      <text:p text:style-name="P4"/>
      <text:p text:style-name="P4"><text:tab/>Cuando empezé a pensar en este juego, la idea era hacer algo basado en uno de mis tebeos favoritos (Hitman de DC Comics, <text:a xlink:type="simple" xlink:href="https://en.wikipedia.org/wiki/Hitman_(DC_Comics" text:style-name="Internet_20_link" text:visited-style-name="Visited_20_Internet_20_Link">https://en.wikipedia.org/wiki/Hitman_(DC_Comics</text:a>), años 90 ). Es la historia de un tio de un barrio chungo de Gotham q se gana la vida de asesino (sin ser nada especial). Durante un trabajo, el tio gana la capacidad de ver a través de las paredes, poder que se les olvida a los guionistas sobre la mitad de la serie, y se dedica a defender su barrio, con sus colegas, de todo el mundo de superheroes que hay <text:s/>su alrededor. Durante toda la historia se casca <text:soft-page-break/>con Demonios, Superheroes, … Toda la serie es medio de coña y tiene posiblemente el mejor final de una serie de tebeos de la historia. Si alguno quiere saber de lo q hablo, tengo los 3 tomos en casa.</text:p>
      <text:p text:style-name="P4"/>
      <text:p text:style-name="P4"><text:tab/>Toda la historia de viajes en el tiempo y defensa del bariro encaja de cojones. Si os parece bien, yo haria el prototipo como una historia de esto y intentaría q nos cediesen los derechos. Molaria mucho.</text:p>
      <text:p text:style-name="P4"/>
      <text:p text:style-name="P4"><text:tab/>De todas formas, la historia es lo q menos me importa y estoy abierto a casi cualquier cosa.</text:p>
      <text:p text:style-name="P4"/>
      <text:p text:style-name="P3"/>
      <text:p text:style-name="P3">Objetivos : </text:p>
      <text:p text:style-name="P4"/>
      <text:p text:style-name="P4"><text:tab/>A falta de determinar el equipo, y cerrar el apartado gráfico me quiero poner un objetivo que considero realista. </text:p>
      <text:p text:style-name="P4"><text:tab/>Voy a marcar como fecha tope el último dia de Marzo. Para esa fehca deberíamos tener un primer prototipo del juego con gráficos (obviamente sin terminar), unas misiones básicas y una implementación básica de las mecánicas. Para ello nos dividiremos en dos grupos.</text:p>
      <text:p text:style-name="P4"/>
      <text:p text:style-name="P4"><text:tab/><text:span text:style-name="T3">Programación: </text:span><text:span text:style-name="T1"><text:s/>La mecánica de disparos y la mecánica de conversaciones deberán estar implementadas para finales de año. Así como todo el sistema de sonido, salvado de partidas, misiones, menús, …</text:span></text:p>
      <text:p text:style-name="P4"><text:span text:style-name="T1"/></text:p>
      <text:p text:style-name="P4"><text:span text:style-name="T1"><text:tab/></text:span><text:span text:style-name="T3">Arte: </text:span><text:span text:style-name="T1"><text:s/>A finales de noviembre habria que empezar a manejar ideas sobre el personaje principal, estilo de modelado y alcance del mapa a modelar. De esta forma dejamos unos meses para que puedan currarse el personaje y el mapa para el prototipo.</text:span></text:p>
      <text:p text:style-name="P4"/>
      <text:p text:style-name="P5"/>
      <text:p text:style-name="P4"><text:span text:style-name="T2">Estilo visual :</text:span> </text:p>
      <text:p text:style-name="P4"/>
      <text:p text:style-name="P4"><text:tab/>El juego estará en 3D, con vista vertical (tiene otro nombre pero no me acuerdo) y perspectiva. </text:p>
      <text:p text:style-name="P4"/>
      <text:p text:style-name="P4"><text:tab/>Una de los cambios que hemos manejado es la de hacer los modelos con una gama de colores muy al estilo de Sin City. La idea seria usar diferentes tonos de blancos y negros (quedara mas mad world que sin city). Como en los comics de sin city, se usaran varios tonos de b y n y un tercer color. La idea es q este tercer color marque la evolucion del juego. Es decir si estamos en la zona de misiones de cierto grupo, predominara un tercer color y si estamos en nuestra base usaremos nuestro color.</text:p>
      <text:p text:style-name="P4"/>
      <text:p text:style-name="P4"><text:tab/>Una frikada que se me ocurre que podría quedar guay aunque implicaria pensar mucho antes de ponerse a hacer los modelos es la de hacer que una vez conquistemos un territorio, la gama de colores de esa zona pase a ser la nuestra. Así tendremos una referencia clara de si estamos entrando en zona hostil o no. Para esto habria que intentar reciclar mucho las texturas de colores q usemos (por ejemplo mismo material para todos los rojos) y así poder cambiarlas con un shader en real time cuando estemos jugand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Daniel Andia Ruiz</meta:initial-creator>
    <meta:creation-date>2015-10-15T10:41:51</meta:creation-date>
    <dc:date>2015-10-23T13:35:03</dc:date>
    <dc:creator>Daniel Andia Ruiz</dc:creator>
    <meta:editing-duration>PT4H40M59S</meta:editing-duration>
    <meta:editing-cycles>5</meta:editing-cycles>
    <meta:generator>OpenOffice/4.1.1$Unix OpenOffice.org_project/411m6$Build-9775</meta:generator>
    <meta:document-statistic meta:table-count="0" meta:image-count="0" meta:object-count="0" meta:page-count="4" meta:paragraph-count="39" meta:word-count="1476" meta:character-count="8729"/>
  </office:meta>
</office:document-meta>
</file>